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7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.log" table:style-name="ta1">
        <table:shapes>
          <draw:frame draw:z-index="0" draw:style-name="gr1" draw:text-style-name="P1" svg:width="159.99mm" svg:height="89.99mm" svg:x="82.69mm" svg:y="1mm">
            <loext:p draw:notify-on-update-of-ranges="'cameraslog_3.log'.A2:'cameraslog_3.log'.A1001 'cameraslog_3.log'.B1:'cameraslog_3.log'.B1 'cameraslog_3.log'.B2:'cameraslog_3.log'.B1001 'cameraslog_3.log'.A2:'cameraslog_3.log'.A1001 'cameraslog_3.log'.C1:'cameraslog_3.log'.C1 'cameraslog_3.log'.C2:'cameraslog_3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992152" calcext:value-type="float">
            <text:p>21,9921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688181" calcext:value-type="float">
            <text:p>21,6881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53634" calcext:value-type="float">
            <text:p>21,536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312638" calcext:value-type="float">
            <text:p>21,3126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104674" calcext:value-type="float">
            <text:p>21,1046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201189" calcext:value-type="float">
            <text:p>20,2011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88197" calcext:value-type="float">
            <text:p>18,881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00217" calcext:value-type="float">
            <text:p>18,00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042341" calcext:value-type="float">
            <text:p>18,0423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290807" calcext:value-type="float">
            <text:p>17,2908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98597" calcext:value-type="float">
            <text:p>17,6985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578871" calcext:value-type="float">
            <text:p>17,5788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803483" calcext:value-type="float">
            <text:p>15,8034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667907" calcext:value-type="float">
            <text:p>14,6679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611918" calcext:value-type="float">
            <text:p>14,6119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92381" calcext:value-type="float">
            <text:p>14,4923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492381" calcext:value-type="float">
            <text:p>14,4923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836457" calcext:value-type="float">
            <text:p>14,83645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492587" calcext:value-type="float">
            <text:p>14,4925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420844" calcext:value-type="float">
            <text:p>14,4208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356774" calcext:value-type="float">
            <text:p>14,3567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50885" calcext:value-type="float">
            <text:p>14,5088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244957" calcext:value-type="float">
            <text:p>14,2449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468859" calcext:value-type="float">
            <text:p>14,4688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997474" calcext:value-type="float">
            <text:p>13,9974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309402" calcext:value-type="float">
            <text:p>14,3094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069462" calcext:value-type="float">
            <text:p>14,0694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389142" calcext:value-type="float">
            <text:p>14,3891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741383" calcext:value-type="float">
            <text:p>13,7413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165177" calcext:value-type="float">
            <text:p>14,1651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613046" calcext:value-type="float">
            <text:p>14,6130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941373" calcext:value-type="float">
            <text:p>13,9413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941373" calcext:value-type="float">
            <text:p>13,9413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941373" calcext:value-type="float">
            <text:p>13,9413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709469" calcext:value-type="float">
            <text:p>13,7094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189785" calcext:value-type="float">
            <text:p>13,1897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189785" calcext:value-type="float">
            <text:p>13,1897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189785" calcext:value-type="float">
            <text:p>13,1897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189785" calcext:value-type="float">
            <text:p>13,1897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85797" calcext:value-type="float">
            <text:p>13,4857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429833" calcext:value-type="float">
            <text:p>13,4298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645875" calcext:value-type="float">
            <text:p>13,6458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981245" calcext:value-type="float">
            <text:p>13,9812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205329" calcext:value-type="float">
            <text:p>14,2053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949763" calcext:value-type="float">
            <text:p>13,9497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.949763" calcext:value-type="float">
            <text:p>13,9497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085726" calcext:value-type="float">
            <text:p>14,0857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.510129" calcext:value-type="float">
            <text:p>13,5101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.510129" calcext:value-type="float">
            <text:p>13,5101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56626" calcext:value-type="float">
            <text:p>13,566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56626" calcext:value-type="float">
            <text:p>13,566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56626" calcext:value-type="float">
            <text:p>13,566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.56626" calcext:value-type="float">
            <text:p>13,566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.56626" calcext:value-type="float">
            <text:p>13,566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6626" calcext:value-type="float">
            <text:p>13,566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.56626" calcext:value-type="float">
            <text:p>13,566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.926133" calcext:value-type="float">
            <text:p>13,9261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846306" calcext:value-type="float">
            <text:p>13,8463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846306" calcext:value-type="float">
            <text:p>13,8463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81438" calcext:value-type="float">
            <text:p>13,814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50421" calcext:value-type="float">
            <text:p>13,5504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550421" calcext:value-type="float">
            <text:p>13,5504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550421" calcext:value-type="float">
            <text:p>13,5504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526218" calcext:value-type="float">
            <text:p>13,5262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.526218" calcext:value-type="float">
            <text:p>13,5262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302323" calcext:value-type="float">
            <text:p>13,3023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334283" calcext:value-type="float">
            <text:p>13,3342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334283" calcext:value-type="float">
            <text:p>13,3342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334283" calcext:value-type="float">
            <text:p>13,3342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326312" calcext:value-type="float">
            <text:p>13,3263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622097" calcext:value-type="float">
            <text:p>13,6220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582124" calcext:value-type="float">
            <text:p>13,5821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597968" calcext:value-type="float">
            <text:p>13,5979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.086308" calcext:value-type="float">
            <text:p>13,0863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366204" calcext:value-type="float">
            <text:p>13,3662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046231" calcext:value-type="float">
            <text:p>13,0462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918127" calcext:value-type="float">
            <text:p>12,9181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918127" calcext:value-type="float">
            <text:p>12,9181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862181" calcext:value-type="float">
            <text:p>12,8621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862181" calcext:value-type="float">
            <text:p>12,8621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238462" calcext:value-type="float">
            <text:p>12,2384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758357" calcext:value-type="float">
            <text:p>12,7583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758357" calcext:value-type="float">
            <text:p>12,7583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702476" calcext:value-type="float">
            <text:p>12,7024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318537" calcext:value-type="float">
            <text:p>12,3185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318537" calcext:value-type="float">
            <text:p>12,3185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470548" calcext:value-type="float">
            <text:p>12,4705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095251" calcext:value-type="float">
            <text:p>12,0952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191194" calcext:value-type="float">
            <text:p>12,1911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191194" calcext:value-type="float">
            <text:p>12,1911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631155" calcext:value-type="float">
            <text:p>12,6311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631155" calcext:value-type="float">
            <text:p>12,6311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447199" calcext:value-type="float">
            <text:p>12,4471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535303" calcext:value-type="float">
            <text:p>12,5353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535303" calcext:value-type="float">
            <text:p>12,5353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663302" calcext:value-type="float">
            <text:p>12,6633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663302" calcext:value-type="float">
            <text:p>12,6633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663302" calcext:value-type="float">
            <text:p>12,6633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575374" calcext:value-type="float">
            <text:p>12,5753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575374" calcext:value-type="float">
            <text:p>12,5753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575374" calcext:value-type="float">
            <text:p>12,5753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807353" calcext:value-type="float">
            <text:p>12,8073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735285" calcext:value-type="float">
            <text:p>12,7352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735285" calcext:value-type="float">
            <text:p>12,7352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735285" calcext:value-type="float">
            <text:p>12,7352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735285" calcext:value-type="float">
            <text:p>12,7352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735285" calcext:value-type="float">
            <text:p>12,7352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935193" calcext:value-type="float">
            <text:p>12,9351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039252" calcext:value-type="float">
            <text:p>13,0392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039252" calcext:value-type="float">
            <text:p>13,0392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143189" calcext:value-type="float">
            <text:p>13,1431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079308" calcext:value-type="float">
            <text:p>13,0793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079308" calcext:value-type="float">
            <text:p>13,0793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79308" calcext:value-type="float">
            <text:p>13,0793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359226" calcext:value-type="float">
            <text:p>13,35922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599238" calcext:value-type="float">
            <text:p>13,59923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463292" calcext:value-type="float">
            <text:p>13,4632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463292" calcext:value-type="float">
            <text:p>13,4632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463292" calcext:value-type="float">
            <text:p>13,4632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439337" calcext:value-type="float">
            <text:p>13,4393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439337" calcext:value-type="float">
            <text:p>13,4393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439337" calcext:value-type="float">
            <text:p>13,4393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439337" calcext:value-type="float">
            <text:p>13,4393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439337" calcext:value-type="float">
            <text:p>13,4393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431223" calcext:value-type="float">
            <text:p>13,4312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471212" calcext:value-type="float">
            <text:p>13,4712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15125" calcext:value-type="float">
            <text:p>13,151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991348" calcext:value-type="float">
            <text:p>12,9913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079413" calcext:value-type="float">
            <text:p>13,0794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159321" calcext:value-type="float">
            <text:p>13,15932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775371" calcext:value-type="float">
            <text:p>12,775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367581" calcext:value-type="float">
            <text:p>12,36758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367581" calcext:value-type="float">
            <text:p>12,36758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367581" calcext:value-type="float">
            <text:p>12,36758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351585" calcext:value-type="float">
            <text:p>12,3515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351585" calcext:value-type="float">
            <text:p>12,3515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639539" calcext:value-type="float">
            <text:p>12,6395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74359" calcext:value-type="float">
            <text:p>12,743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74359" calcext:value-type="float">
            <text:p>12,743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74359" calcext:value-type="float">
            <text:p>12,743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74359" calcext:value-type="float">
            <text:p>12,743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599541" calcext:value-type="float">
            <text:p>12,5995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.415552" calcext:value-type="float">
            <text:p>12,4155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415552" calcext:value-type="float">
            <text:p>12,4155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423549" calcext:value-type="float">
            <text:p>12,4235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423549" calcext:value-type="float">
            <text:p>12,4235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.791429" calcext:value-type="float">
            <text:p>12,79142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.511584" calcext:value-type="float">
            <text:p>12,5115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527601" calcext:value-type="float">
            <text:p>12,5276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615618" calcext:value-type="float">
            <text:p>12,6156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615618" calcext:value-type="float">
            <text:p>12,6156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615618" calcext:value-type="float">
            <text:p>12,6156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615634" calcext:value-type="float">
            <text:p>12,6156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615634" calcext:value-type="float">
            <text:p>12,6156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.615634" calcext:value-type="float">
            <text:p>12,6156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615634" calcext:value-type="float">
            <text:p>12,6156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615634" calcext:value-type="float">
            <text:p>12,6156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927605" calcext:value-type="float">
            <text:p>12,9276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951677" calcext:value-type="float">
            <text:p>12,9516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951677" calcext:value-type="float">
            <text:p>12,9516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951677" calcext:value-type="float">
            <text:p>12,9516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951677" calcext:value-type="float">
            <text:p>12,9516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951677" calcext:value-type="float">
            <text:p>12,9516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.07961" calcext:value-type="float">
            <text:p>13,079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999519" calcext:value-type="float">
            <text:p>12,9995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88761" calcext:value-type="float">
            <text:p>12,887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88761" calcext:value-type="float">
            <text:p>12,887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88761" calcext:value-type="float">
            <text:p>12,887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88761" calcext:value-type="float">
            <text:p>12,887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759717" calcext:value-type="float">
            <text:p>12,7597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463721" calcext:value-type="float">
            <text:p>12,4637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455635" calcext:value-type="float">
            <text:p>12,4556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519574" calcext:value-type="float">
            <text:p>12,51957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423534" calcext:value-type="float">
            <text:p>12,4235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.423534" calcext:value-type="float">
            <text:p>12,4235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.423534" calcext:value-type="float">
            <text:p>12,4235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423534" calcext:value-type="float">
            <text:p>12,4235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423534" calcext:value-type="float">
            <text:p>12,4235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423534" calcext:value-type="float">
            <text:p>12,4235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423534" calcext:value-type="float">
            <text:p>12,4235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415553" calcext:value-type="float">
            <text:p>12,4155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415553" calcext:value-type="float">
            <text:p>12,4155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415553" calcext:value-type="float">
            <text:p>12,4155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.415553" calcext:value-type="float">
            <text:p>12,4155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415553" calcext:value-type="float">
            <text:p>12,4155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215619" calcext:value-type="float">
            <text:p>12,2156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199546" calcext:value-type="float">
            <text:p>12,1995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959555" calcext:value-type="float">
            <text:p>11,9595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959555" calcext:value-type="float">
            <text:p>11,9595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807613" calcext:value-type="float">
            <text:p>11,8076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855695" calcext:value-type="float">
            <text:p>11,8556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855695" calcext:value-type="float">
            <text:p>11,8556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879568" calcext:value-type="float">
            <text:p>11,8795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879568" calcext:value-type="float">
            <text:p>11,8795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799706" calcext:value-type="float">
            <text:p>11,7997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543719" calcext:value-type="float">
            <text:p>11,5437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543719" calcext:value-type="float">
            <text:p>11,5437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543719" calcext:value-type="float">
            <text:p>11,5437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543719" calcext:value-type="float">
            <text:p>11,5437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543719" calcext:value-type="float">
            <text:p>11,5437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543719" calcext:value-type="float">
            <text:p>11,5437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543719" calcext:value-type="float">
            <text:p>11,5437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647653" calcext:value-type="float">
            <text:p>11,6476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647653" calcext:value-type="float">
            <text:p>11,6476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647653" calcext:value-type="float">
            <text:p>11,6476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647653" calcext:value-type="float">
            <text:p>11,6476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647653" calcext:value-type="float">
            <text:p>11,6476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647653" calcext:value-type="float">
            <text:p>11,6476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479832" calcext:value-type="float">
            <text:p>11,4798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479832" calcext:value-type="float">
            <text:p>11,4798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479832" calcext:value-type="float">
            <text:p>11,4798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343773" calcext:value-type="float">
            <text:p>11,3437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159779" calcext:value-type="float">
            <text:p>11,15977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327839" calcext:value-type="float">
            <text:p>11,3278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199762" calcext:value-type="float">
            <text:p>11,19976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199762" calcext:value-type="float">
            <text:p>11,19976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271853" calcext:value-type="float">
            <text:p>11,2718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159806" calcext:value-type="float">
            <text:p>11,1598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159806" calcext:value-type="float">
            <text:p>11,1598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087765" calcext:value-type="float">
            <text:p>11,0877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271745" calcext:value-type="float">
            <text:p>11,2717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271745" calcext:value-type="float">
            <text:p>11,2717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271745" calcext:value-type="float">
            <text:p>11,2717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271745" calcext:value-type="float">
            <text:p>11,2717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271745" calcext:value-type="float">
            <text:p>11,2717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271745" calcext:value-type="float">
            <text:p>11,2717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271745" calcext:value-type="float">
            <text:p>11,2717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159806" calcext:value-type="float">
            <text:p>11,1598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311653" calcext:value-type="float">
            <text:p>11,31165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311653" calcext:value-type="float">
            <text:p>11,31165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255792" calcext:value-type="float">
            <text:p>11,2557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255792" calcext:value-type="float">
            <text:p>11,2557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.255792" calcext:value-type="float">
            <text:p>11,2557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.255792" calcext:value-type="float">
            <text:p>11,2557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255792" calcext:value-type="float">
            <text:p>11,2557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255792" calcext:value-type="float">
            <text:p>11,2557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263675" calcext:value-type="float">
            <text:p>11,2636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.263675" calcext:value-type="float">
            <text:p>11,2636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1117" calcext:value-type="float">
            <text:p>11,1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1117" calcext:value-type="float">
            <text:p>11,1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1117" calcext:value-type="float">
            <text:p>11,1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1117" calcext:value-type="float">
            <text:p>11,1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.1117" calcext:value-type="float">
            <text:p>11,1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.079736" calcext:value-type="float">
            <text:p>11,0797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079736" calcext:value-type="float">
            <text:p>11,0797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.079736" calcext:value-type="float">
            <text:p>11,0797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.079736" calcext:value-type="float">
            <text:p>11,0797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.031767" calcext:value-type="float">
            <text:p>11,0317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.031767" calcext:value-type="float">
            <text:p>11,0317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.031767" calcext:value-type="float">
            <text:p>11,0317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031767" calcext:value-type="float">
            <text:p>11,0317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.031767" calcext:value-type="float">
            <text:p>11,0317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.031767" calcext:value-type="float">
            <text:p>11,0317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.031767" calcext:value-type="float">
            <text:p>11,0317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.103781" calcext:value-type="float">
            <text:p>11,1037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103781" calcext:value-type="float">
            <text:p>11,1037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.103781" calcext:value-type="float">
            <text:p>11,1037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.103781" calcext:value-type="float">
            <text:p>11,1037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.103781" calcext:value-type="float">
            <text:p>11,1037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.103781" calcext:value-type="float">
            <text:p>11,1037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103781" calcext:value-type="float">
            <text:p>11,1037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927777" calcext:value-type="float">
            <text:p>10,9277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927777" calcext:value-type="float">
            <text:p>10,9277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927777" calcext:value-type="float">
            <text:p>10,9277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951822" calcext:value-type="float">
            <text:p>10,9518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951822" calcext:value-type="float">
            <text:p>10,9518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951822" calcext:value-type="float">
            <text:p>10,9518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951822" calcext:value-type="float">
            <text:p>10,9518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951822" calcext:value-type="float">
            <text:p>10,9518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.855811" calcext:value-type="float">
            <text:p>10,8558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855811" calcext:value-type="float">
            <text:p>10,8558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855811" calcext:value-type="float">
            <text:p>10,8558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.03181" calcext:value-type="float">
            <text:p>11,031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.03181" calcext:value-type="float">
            <text:p>11,031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.999818" calcext:value-type="float">
            <text:p>10,9998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959719" calcext:value-type="float">
            <text:p>10,95971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.031785" calcext:value-type="float">
            <text:p>11,0317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.919765" calcext:value-type="float">
            <text:p>10,9197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919765" calcext:value-type="float">
            <text:p>10,9197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.919765" calcext:value-type="float">
            <text:p>10,9197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.775719" calcext:value-type="float">
            <text:p>10,7757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775719" calcext:value-type="float">
            <text:p>10,7757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.775719" calcext:value-type="float">
            <text:p>10,7757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.807729" calcext:value-type="float">
            <text:p>10,8077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.679686" calcext:value-type="float">
            <text:p>10,6796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679686" calcext:value-type="float">
            <text:p>10,6796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391727" calcext:value-type="float">
            <text:p>10,391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383654" calcext:value-type="float">
            <text:p>10,3836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383654" calcext:value-type="float">
            <text:p>10,3836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383654" calcext:value-type="float">
            <text:p>10,3836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.383654" calcext:value-type="float">
            <text:p>10,3836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.263606" calcext:value-type="float">
            <text:p>10,2636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.263606" calcext:value-type="float">
            <text:p>10,2636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.263722" calcext:value-type="float">
            <text:p>10,2637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071711" calcext:value-type="float">
            <text:p>10,071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.063647" calcext:value-type="float">
            <text:p>10,0636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.063647" calcext:value-type="float">
            <text:p>10,0636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.063647" calcext:value-type="float">
            <text:p>10,0636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063647" calcext:value-type="float">
            <text:p>10,0636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.039628" calcext:value-type="float">
            <text:p>10,0396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.087646" calcext:value-type="float">
            <text:p>10,0876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087646" calcext:value-type="float">
            <text:p>10,0876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087646" calcext:value-type="float">
            <text:p>10,0876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.087646" calcext:value-type="float">
            <text:p>10,0876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.927686" calcext:value-type="float">
            <text:p>9,92768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927686" calcext:value-type="float">
            <text:p>9,92768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.847649" calcext:value-type="float">
            <text:p>9,847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.847649" calcext:value-type="float">
            <text:p>9,847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847649" calcext:value-type="float">
            <text:p>9,847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.847649" calcext:value-type="float">
            <text:p>9,847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847649" calcext:value-type="float">
            <text:p>9,847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847649" calcext:value-type="float">
            <text:p>9,847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847649" calcext:value-type="float">
            <text:p>9,847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847649" calcext:value-type="float">
            <text:p>9,847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775782" calcext:value-type="float">
            <text:p>9,7757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823574" calcext:value-type="float">
            <text:p>9,8235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823574" calcext:value-type="float">
            <text:p>9,8235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671579" calcext:value-type="float">
            <text:p>9,6715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671579" calcext:value-type="float">
            <text:p>9,6715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447514" calcext:value-type="float">
            <text:p>9,4475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535499" calcext:value-type="float">
            <text:p>9,53549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535499" calcext:value-type="float">
            <text:p>9,53549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503543" calcext:value-type="float">
            <text:p>9,5035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503543" calcext:value-type="float">
            <text:p>9,5035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503543" calcext:value-type="float">
            <text:p>9,5035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503543" calcext:value-type="float">
            <text:p>9,5035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503543" calcext:value-type="float">
            <text:p>9,5035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519575" calcext:value-type="float">
            <text:p>9,519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463419" calcext:value-type="float">
            <text:p>9,4634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463419" calcext:value-type="float">
            <text:p>9,4634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399615" calcext:value-type="float">
            <text:p>9,3996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399615" calcext:value-type="float">
            <text:p>9,3996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399615" calcext:value-type="float">
            <text:p>9,3996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399615" calcext:value-type="float">
            <text:p>9,3996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399615" calcext:value-type="float">
            <text:p>9,3996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439629" calcext:value-type="float">
            <text:p>9,4396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439629" calcext:value-type="float">
            <text:p>9,4396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439629" calcext:value-type="float">
            <text:p>9,4396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439629" calcext:value-type="float">
            <text:p>9,4396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327607" calcext:value-type="float">
            <text:p>9,3276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319595" calcext:value-type="float">
            <text:p>9,3195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319595" calcext:value-type="float">
            <text:p>9,3195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319595" calcext:value-type="float">
            <text:p>9,3195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319595" calcext:value-type="float">
            <text:p>9,3195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319595" calcext:value-type="float">
            <text:p>9,3195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199668" calcext:value-type="float">
            <text:p>9,199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119507" calcext:value-type="float">
            <text:p>9,1195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.903536" calcext:value-type="float">
            <text:p>8,9035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.903547" calcext:value-type="float">
            <text:p>8,9035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903547" calcext:value-type="float">
            <text:p>8,9035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903547" calcext:value-type="float">
            <text:p>8,9035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903547" calcext:value-type="float">
            <text:p>8,9035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903547" calcext:value-type="float">
            <text:p>8,9035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.903547" calcext:value-type="float">
            <text:p>8,9035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.743533" calcext:value-type="float">
            <text:p>8,7435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743533" calcext:value-type="float">
            <text:p>8,7435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743533" calcext:value-type="float">
            <text:p>8,7435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743533" calcext:value-type="float">
            <text:p>8,7435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743533" calcext:value-type="float">
            <text:p>8,7435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735496" calcext:value-type="float">
            <text:p>8,7354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647391" calcext:value-type="float">
            <text:p>8,647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647391" calcext:value-type="float">
            <text:p>8,647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647391" calcext:value-type="float">
            <text:p>8,647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647391" calcext:value-type="float">
            <text:p>8,647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647391" calcext:value-type="float">
            <text:p>8,647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647391" calcext:value-type="float">
            <text:p>8,647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647391" calcext:value-type="float">
            <text:p>8,647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647391" calcext:value-type="float">
            <text:p>8,647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647391" calcext:value-type="float">
            <text:p>8,647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607393" calcext:value-type="float">
            <text:p>8,6073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607393" calcext:value-type="float">
            <text:p>8,6073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62339" calcext:value-type="float">
            <text:p>8,623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62339" calcext:value-type="float">
            <text:p>8,623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62339" calcext:value-type="float">
            <text:p>8,623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62339" calcext:value-type="float">
            <text:p>8,623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.62339" calcext:value-type="float">
            <text:p>8,623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62339" calcext:value-type="float">
            <text:p>8,623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62339" calcext:value-type="float">
            <text:p>8,623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.62339" calcext:value-type="float">
            <text:p>8,623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.4394" calcext:value-type="float">
            <text:p>8,43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4394" calcext:value-type="float">
            <text:p>8,43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.22336" calcext:value-type="float">
            <text:p>8,223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279511" calcext:value-type="float">
            <text:p>8,2795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287442" calcext:value-type="float">
            <text:p>8,287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311367" calcext:value-type="float">
            <text:p>8,3113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311367" calcext:value-type="float">
            <text:p>8,3113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311367" calcext:value-type="float">
            <text:p>8,3113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311367" calcext:value-type="float">
            <text:p>8,3113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311367" calcext:value-type="float">
            <text:p>8,3113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311367" calcext:value-type="float">
            <text:p>8,3113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263593" calcext:value-type="float">
            <text:p>8,263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255519" calcext:value-type="float">
            <text:p>8,2555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255519" calcext:value-type="float">
            <text:p>8,2555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255519" calcext:value-type="float">
            <text:p>8,2555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207653" calcext:value-type="float">
            <text:p>8,2076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207653" calcext:value-type="float">
            <text:p>8,2076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207653" calcext:value-type="float">
            <text:p>8,2076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207653" calcext:value-type="float">
            <text:p>8,2076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207653" calcext:value-type="float">
            <text:p>8,2076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207653" calcext:value-type="float">
            <text:p>8,2076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207653" calcext:value-type="float">
            <text:p>8,2076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247657" calcext:value-type="float">
            <text:p>8,2476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135617" calcext:value-type="float">
            <text:p>8,1356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055566" calcext:value-type="float">
            <text:p>8,055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039425" calcext:value-type="float">
            <text:p>8,0394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039425" calcext:value-type="float">
            <text:p>8,0394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039425" calcext:value-type="float">
            <text:p>8,0394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863459" calcext:value-type="float">
            <text:p>7,863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855503" calcext:value-type="float">
            <text:p>7,855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711476" calcext:value-type="float">
            <text:p>7,711476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6:46.39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6:56.832000000</dc:date>
    <meta:editing-duration>PT1M5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3.log'.A2:'cameraslog_3.log'.C1001 'cameraslog_3.log'.B1:'cameraslog_3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3.log'.B2:'cameraslog_3.log'.B1001" chart:label-cell-address="'cameraslog_3.log'.B1:'cameraslog_3.log'.B1" chart:class="chart:scatter">
            <chart:domain table:cell-range-address="'cameraslog_3.log'.A2:'cameraslog_3.log'.A1001"/>
            <chart:data-point chart:repeated="1000"/>
          </chart:series>
          <chart:series chart:style-name="ch8" chart:values-cell-range-address="'cameraslog_3.log'.C2:'cameraslog_3.log'.C1001" chart:label-cell-address="'cameraslog_3.log'.C1:'cameraslog_3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3.log'.B1:'cameraslog_3.log'.B1</svg:desc>
                </draw:g>
              </table:table-cell>
              <table:table-cell office:value-type="string">
                <text:p>number of cameras</text:p>
                <draw:g>
                  <svg:desc>'cameraslog_3.log'.C1:'cameras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3.log'.A2:'cameraslog_3.log'.A1001</svg:desc>
                </draw:g>
              </table:table-cell>
              <table:table-cell office:value-type="float" office:value="21.992152">
                <text:p>21.992152</text:p>
                <draw:g>
                  <svg:desc>'cameraslog_3.log'.B2:'cameraslog_3.log'.B1001</svg:desc>
                </draw:g>
              </table:table-cell>
              <table:table-cell office:value-type="float" office:value="23">
                <text:p>23</text:p>
                <draw:g>
                  <svg:desc>'cameraslog_3.log'.C2:'cameraslog_3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688181">
                <text:p>21.6881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.53634">
                <text:p>21.536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.312638">
                <text:p>21.3126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104674">
                <text:p>21.1046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201189">
                <text:p>20.2011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88197">
                <text:p>18.881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.00217">
                <text:p>18.002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042341">
                <text:p>18.0423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290807">
                <text:p>17.2908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.698597">
                <text:p>17.6985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578871">
                <text:p>17.5788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803483">
                <text:p>15.8034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667907">
                <text:p>14.6679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611918">
                <text:p>14.6119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492381">
                <text:p>14.4923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.492381">
                <text:p>14.4923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836457">
                <text:p>14.8364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492587">
                <text:p>14.492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420844">
                <text:p>14.4208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356774">
                <text:p>14.3567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50885">
                <text:p>14.508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244957">
                <text:p>14.2449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468859">
                <text:p>14.4688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997474">
                <text:p>13.9974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.309402">
                <text:p>14.309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.069462">
                <text:p>14.0694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389142">
                <text:p>14.3891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.741383">
                <text:p>13.7413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165177">
                <text:p>14.1651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.613046">
                <text:p>14.6130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.941373">
                <text:p>13.9413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941373">
                <text:p>13.9413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941373">
                <text:p>13.9413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709469">
                <text:p>13.7094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.189785">
                <text:p>13.1897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.189785">
                <text:p>13.1897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.189785">
                <text:p>13.1897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.189785">
                <text:p>13.1897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.485797">
                <text:p>13.4857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.429833">
                <text:p>13.4298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.645875">
                <text:p>13.6458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.981245">
                <text:p>13.9812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.205329">
                <text:p>14.205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.949763">
                <text:p>13.9497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.949763">
                <text:p>13.9497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085726">
                <text:p>14.0857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.510129">
                <text:p>13.5101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.510129">
                <text:p>13.5101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.56626">
                <text:p>13.566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.56626">
                <text:p>13.566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.56626">
                <text:p>13.566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.56626">
                <text:p>13.566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.56626">
                <text:p>13.566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.56626">
                <text:p>13.566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.56626">
                <text:p>13.566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.926133">
                <text:p>13.9261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.846306">
                <text:p>13.8463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.846306">
                <text:p>13.8463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.81438">
                <text:p>13.814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.550421">
                <text:p>13.5504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.550421">
                <text:p>13.5504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.550421">
                <text:p>13.5504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.526218">
                <text:p>13.5262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.526218">
                <text:p>13.5262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.302323">
                <text:p>13.3023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.334283">
                <text:p>13.3342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.334283">
                <text:p>13.3342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.334283">
                <text:p>13.3342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.326312">
                <text:p>13.326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.622097">
                <text:p>13.6220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.582124">
                <text:p>13.5821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.597968">
                <text:p>13.5979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.086308">
                <text:p>13.0863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366204">
                <text:p>13.3662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046231">
                <text:p>13.0462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.918127">
                <text:p>12.9181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.918127">
                <text:p>12.9181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862181">
                <text:p>12.8621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.862181">
                <text:p>12.8621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2.238462">
                <text:p>12.2384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.758357">
                <text:p>12.7583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.758357">
                <text:p>12.7583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.702476">
                <text:p>12.7024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.318537">
                <text:p>12.3185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.318537">
                <text:p>12.3185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.470548">
                <text:p>12.4705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.095251">
                <text:p>12.095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.191194">
                <text:p>12.1911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.191194">
                <text:p>12.1911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.631155">
                <text:p>12.6311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.631155">
                <text:p>12.6311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.447199">
                <text:p>12.4471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.535303">
                <text:p>12.5353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535303">
                <text:p>12.5353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.663302">
                <text:p>12.6633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663302">
                <text:p>12.6633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663302">
                <text:p>12.6633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575374">
                <text:p>12.5753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575374">
                <text:p>12.5753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.575374">
                <text:p>12.5753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.807353">
                <text:p>12.8073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.735285">
                <text:p>12.7352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.735285">
                <text:p>12.7352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.735285">
                <text:p>12.7352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735285">
                <text:p>12.7352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735285">
                <text:p>12.7352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.935193">
                <text:p>12.935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.039252">
                <text:p>13.0392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039252">
                <text:p>13.0392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143189">
                <text:p>13.1431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079308">
                <text:p>13.0793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079308">
                <text:p>13.0793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079308">
                <text:p>13.0793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359226">
                <text:p>13.3592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599238">
                <text:p>13.5992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463292">
                <text:p>13.4632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463292">
                <text:p>13.4632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463292">
                <text:p>13.4632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.439337">
                <text:p>13.4393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.439337">
                <text:p>13.4393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439337">
                <text:p>13.4393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.439337">
                <text:p>13.4393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439337">
                <text:p>13.4393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.431223">
                <text:p>13.431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471212">
                <text:p>13.471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.15125">
                <text:p>13.151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991348">
                <text:p>12.9913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.079413">
                <text:p>13.0794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.159321">
                <text:p>13.1593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775371">
                <text:p>12.775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.367581">
                <text:p>12.3675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367581">
                <text:p>12.3675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.367581">
                <text:p>12.3675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351585">
                <text:p>12.3515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351585">
                <text:p>12.3515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639539">
                <text:p>12.6395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74359">
                <text:p>12.743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74359">
                <text:p>12.743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.74359">
                <text:p>12.743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.74359">
                <text:p>12.743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.599541">
                <text:p>12.5995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.415552">
                <text:p>12.4155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.415552">
                <text:p>12.4155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.423549">
                <text:p>12.4235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.423549">
                <text:p>12.4235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.791429">
                <text:p>12.7914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.511584">
                <text:p>12.511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.527601">
                <text:p>12.5276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.615618">
                <text:p>12.6156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.615618">
                <text:p>12.6156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.615618">
                <text:p>12.6156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.615634">
                <text:p>12.6156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.615634">
                <text:p>12.6156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.615634">
                <text:p>12.6156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.615634">
                <text:p>12.6156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2.615634">
                <text:p>12.6156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.927605">
                <text:p>12.9276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2.951677">
                <text:p>12.9516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.951677">
                <text:p>12.9516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.951677">
                <text:p>12.9516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.951677">
                <text:p>12.9516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.951677">
                <text:p>12.9516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3.07961">
                <text:p>13.079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999519">
                <text:p>12.9995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.88761">
                <text:p>12.887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.88761">
                <text:p>12.887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.88761">
                <text:p>12.887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.88761">
                <text:p>12.887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759717">
                <text:p>12.7597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.463721">
                <text:p>12.4637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.455635">
                <text:p>12.4556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2.519574">
                <text:p>12.5195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.423534">
                <text:p>12.4235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.423534">
                <text:p>12.4235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.423534">
                <text:p>12.4235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.423534">
                <text:p>12.4235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.423534">
                <text:p>12.4235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.423534">
                <text:p>12.4235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.423534">
                <text:p>12.4235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.415553">
                <text:p>12.415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.415553">
                <text:p>12.415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.415553">
                <text:p>12.415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.415553">
                <text:p>12.415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.415553">
                <text:p>12.415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.215619">
                <text:p>12.2156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.199546">
                <text:p>12.1995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1.959555">
                <text:p>11.9595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.959555">
                <text:p>11.9595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.807613">
                <text:p>11.8076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.855695">
                <text:p>11.8556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.855695">
                <text:p>11.8556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.879568">
                <text:p>11.8795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.879568">
                <text:p>11.8795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.799706">
                <text:p>11.7997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1.543719">
                <text:p>11.5437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1.543719">
                <text:p>11.5437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1.543719">
                <text:p>11.5437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.543719">
                <text:p>11.5437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.543719">
                <text:p>11.5437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.543719">
                <text:p>11.5437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.543719">
                <text:p>11.5437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1.647653">
                <text:p>11.6476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1.647653">
                <text:p>11.6476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1.647653">
                <text:p>11.6476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.647653">
                <text:p>11.6476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.647653">
                <text:p>11.6476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1.647653">
                <text:p>11.6476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.479832">
                <text:p>11.479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.479832">
                <text:p>11.479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.479832">
                <text:p>11.479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1.343773">
                <text:p>11.3437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.159779">
                <text:p>11.1597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1.327839">
                <text:p>11.3278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.199762">
                <text:p>11.1997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.199762">
                <text:p>11.1997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.271853">
                <text:p>11.2718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1.159806">
                <text:p>11.1598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.159806">
                <text:p>11.1598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1.087765">
                <text:p>11.0877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1.271745">
                <text:p>11.2717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.271745">
                <text:p>11.2717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.271745">
                <text:p>11.2717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1.271745">
                <text:p>11.2717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1.271745">
                <text:p>11.2717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1.271745">
                <text:p>11.2717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.271745">
                <text:p>11.2717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1.159806">
                <text:p>11.1598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1.311653">
                <text:p>11.3116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1.311653">
                <text:p>11.3116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1.255792">
                <text:p>11.2557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1.255792">
                <text:p>11.2557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1.255792">
                <text:p>11.2557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1.255792">
                <text:p>11.2557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1.255792">
                <text:p>11.2557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1.255792">
                <text:p>11.2557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1.263675">
                <text:p>11.2636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1.263675">
                <text:p>11.2636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1.1117">
                <text:p>11.1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1.1117">
                <text:p>11.1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1.1117">
                <text:p>11.1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1.1117">
                <text:p>11.1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.1117">
                <text:p>11.1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1.079736">
                <text:p>11.0797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.079736">
                <text:p>11.0797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.079736">
                <text:p>11.0797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.079736">
                <text:p>11.0797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1.031767">
                <text:p>11.0317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.031767">
                <text:p>11.0317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.031767">
                <text:p>11.0317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.031767">
                <text:p>11.0317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.031767">
                <text:p>11.0317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.031767">
                <text:p>11.0317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.031767">
                <text:p>11.0317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1.103781">
                <text:p>11.1037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1.103781">
                <text:p>11.1037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1.103781">
                <text:p>11.1037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1.103781">
                <text:p>11.1037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1.103781">
                <text:p>11.1037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.103781">
                <text:p>11.1037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1.103781">
                <text:p>11.1037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.927777">
                <text:p>10.9277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.927777">
                <text:p>10.9277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.927777">
                <text:p>10.9277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.951822">
                <text:p>10.9518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.951822">
                <text:p>10.9518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.951822">
                <text:p>10.9518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.951822">
                <text:p>10.9518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.951822">
                <text:p>10.9518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.855811">
                <text:p>10.8558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.855811">
                <text:p>10.8558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.855811">
                <text:p>10.8558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1.03181">
                <text:p>11.031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1.03181">
                <text:p>11.031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.999818">
                <text:p>10.9998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.959719">
                <text:p>10.9597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1.031785">
                <text:p>11.031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919765">
                <text:p>10.9197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.919765">
                <text:p>10.9197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.919765">
                <text:p>10.9197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.775719">
                <text:p>10.7757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.775719">
                <text:p>10.7757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.775719">
                <text:p>10.7757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.807729">
                <text:p>10.8077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.679686">
                <text:p>10.6796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.679686">
                <text:p>10.6796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.391727">
                <text:p>10.391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.383654">
                <text:p>10.3836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.383654">
                <text:p>10.3836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.383654">
                <text:p>10.3836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.383654">
                <text:p>10.3836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.263606">
                <text:p>10.2636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.263606">
                <text:p>10.2636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.263722">
                <text:p>10.2637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0.071711">
                <text:p>10.0717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0.063647">
                <text:p>10.0636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.063647">
                <text:p>10.0636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.063647">
                <text:p>10.0636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.063647">
                <text:p>10.0636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0.039628">
                <text:p>10.0396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0.087646">
                <text:p>10.0876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.087646">
                <text:p>10.0876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0.087646">
                <text:p>10.0876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.087646">
                <text:p>10.0876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.927686">
                <text:p>9.9276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.927686">
                <text:p>9.9276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.847649">
                <text:p>9.847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.847649">
                <text:p>9.847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.847649">
                <text:p>9.847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.847649">
                <text:p>9.847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.847649">
                <text:p>9.847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9.847649">
                <text:p>9.847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9.847649">
                <text:p>9.847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.847649">
                <text:p>9.847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.775782">
                <text:p>9.7757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.823574">
                <text:p>9.8235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9.823574">
                <text:p>9.8235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.671579">
                <text:p>9.6715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.671579">
                <text:p>9.6715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447514">
                <text:p>9.4475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.535499">
                <text:p>9.5354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.535499">
                <text:p>9.5354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.503543">
                <text:p>9.5035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.503543">
                <text:p>9.5035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.503543">
                <text:p>9.5035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.503543">
                <text:p>9.5035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.503543">
                <text:p>9.5035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519575">
                <text:p>9.519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463419">
                <text:p>9.4634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463419">
                <text:p>9.4634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399615">
                <text:p>9.399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399615">
                <text:p>9.399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399615">
                <text:p>9.399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399615">
                <text:p>9.399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399615">
                <text:p>9.399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439629">
                <text:p>9.4396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439629">
                <text:p>9.4396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439629">
                <text:p>9.4396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439629">
                <text:p>9.4396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327607">
                <text:p>9.3276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319595">
                <text:p>9.3195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319595">
                <text:p>9.3195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319595">
                <text:p>9.3195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319595">
                <text:p>9.3195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319595">
                <text:p>9.3195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199668">
                <text:p>9.199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119507">
                <text:p>9.119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8.903536">
                <text:p>8.903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.903547">
                <text:p>8.903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8.903547">
                <text:p>8.903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.903547">
                <text:p>8.903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8.903547">
                <text:p>8.903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.903547">
                <text:p>8.903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.903547">
                <text:p>8.903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.743533">
                <text:p>8.743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.743533">
                <text:p>8.743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.743533">
                <text:p>8.743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8.743533">
                <text:p>8.743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8.743533">
                <text:p>8.743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8.735496">
                <text:p>8.7354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8.647391">
                <text:p>8.647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8.647391">
                <text:p>8.647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8.647391">
                <text:p>8.647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8.647391">
                <text:p>8.647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8.647391">
                <text:p>8.647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8.647391">
                <text:p>8.647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8.647391">
                <text:p>8.647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.647391">
                <text:p>8.647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8.647391">
                <text:p>8.647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8.607393">
                <text:p>8.6073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.607393">
                <text:p>8.6073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.62339">
                <text:p>8.62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.62339">
                <text:p>8.62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.62339">
                <text:p>8.62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8.62339">
                <text:p>8.62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8.62339">
                <text:p>8.62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8.62339">
                <text:p>8.62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.62339">
                <text:p>8.62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8.62339">
                <text:p>8.62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8.4394">
                <text:p>8.43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.4394">
                <text:p>8.43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8.22336">
                <text:p>8.22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279511">
                <text:p>8.279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287442">
                <text:p>8.287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.311367">
                <text:p>8.3113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.311367">
                <text:p>8.3113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.311367">
                <text:p>8.3113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.311367">
                <text:p>8.3113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311367">
                <text:p>8.3113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.311367">
                <text:p>8.3113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263593">
                <text:p>8.2635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255519">
                <text:p>8.2555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255519">
                <text:p>8.2555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255519">
                <text:p>8.2555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207653">
                <text:p>8.207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207653">
                <text:p>8.207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207653">
                <text:p>8.207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207653">
                <text:p>8.207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207653">
                <text:p>8.207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207653">
                <text:p>8.207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207653">
                <text:p>8.207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247657">
                <text:p>8.247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135617">
                <text:p>8.135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055566">
                <text:p>8.0555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039425">
                <text:p>8.0394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039425">
                <text:p>8.0394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039425">
                <text:p>8.0394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863459">
                <text:p>7.863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855503">
                <text:p>7.8555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711476">
                <text:p>7.711476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